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83caff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27cm" svg:y="2.286cm" presentation:class="subtitle" presentation:user-transformed="true">
          <draw:text-box>
            <text:p text:style-name="P1"><text:span text:style-name="T1">So you ZMAP’d the Internet. Now what?</text:span></text:p>
            <text:p text:style-name="P1"><text:span text:style-name="T1"/></text:p>
            <text:p text:style-name="P1"><text:span text:style-name="T1">Paul McMillan</text:span></text:p>
            <text:p text:style-name="P1"><text:span text:style-name="T1"/></text:p>
            <text:p text:style-name="P1"><text:span text:style-name="T1">@Pau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This talk is not..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How to portscan the internet</text:p>
              <text:p>A parade of results</text:p>
              <text:p>A tool you can just take and use</text:p>
              <text:p>Crazy hax with buffer overflows and shit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is talk is about..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A workflow for investigating things at internet-scale</text:p>
              <text:p>Building tools to answer specific questions</text:p>
              <text:p>Staying away from overgeneralized point-and click solutions</text:p>
              <text:p/>
              <text:p>Not the only way to do this, but one that I've found to be effective.</text:p>
              <text:p/>
              <text:p>Other similar tools:</text:p>
              <text:p>- celery</text:p>
              <text:p>- bash scripted redis</text:p>
              <text:p/>
            </draw:text-box>
          </draw:frame>
        </presentation:notes>
      </draw:page>
      <draw:page draw:name="page4" draw:style-name="dp1" draw:master-page-name="Default" presentation:presentation-page-layout-name="AL1T32">
        <draw:frame presentation:style-name="pr3" draw:layer="layout" svg:width="25.199cm" svg:height="16.255cm" svg:x="1.4cm" svg:y="0.837cm" presentation:class="subtitle">
          <draw:text-box>
            <text:p>On to the demo..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going on right now?</text:p>
          </draw:text-box>
        </draw:frame>
        <draw:frame presentation:style-name="pr1" draw:text-style-name="P2" draw:layer="layout" svg:width="25.199cm" svg:height="16.255cm" svg:x="1.4cm" svg:y="3.303cm" presentation:class="subtitle" presentation:user-transformed="true">
          <draw:text-box>
            <text:p text:style-name="P2"><text:span text:style-name="T2">Redis</text:span></text:p>
            <text:p text:style-name="P2"><text:span text:style-name="T2"/></text:p>
            <text:p text:style-name="P2"><text:span text:style-name="T2">Tasa</text:span></text:p>
            <text:p text:style-name="P2"><text:span text:style-name="T2"/></text:p>
            <text:p text:style-name="P2"><text:span text:style-name="T2">Massc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4" draw:layer="layout" svg:width="6.858cm" svg:height="19.304cm" svg:x="0.508cm" svg:y="0.254cm">
          <text:p text:style-name="P4"><text:span text:style-name="T3">Clou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13.208cm" svg:x="21.082cm" svg:y="6.858cm">
          <text:p text:style-name="P4"><text:span text:style-name="T3">Dedicated</text:span></text:p>
          <text:p text:style-name="P4"><text:span text:style-name="T3">Serv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6.35cm" svg:height="1.27cm" svg:x="0.762cm" svg:y="1.016cm">
          <text:p text:style-name="P4"><text:span text:style-name="T3">RFBFingerpri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72cm" svg:height="2.54cm" svg:x="1.778cm" svg:y="14.478cm">
          <text:p text:style-name="P4"><text:span text:style-name="T3">Screenshot</text:span></text:p>
          <text:p text:style-name="P4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43cm" svg:height="11.43cm" svg:x="8.382cm" svg:y="3.302cm">
          <text:p text:style-name="P5">Red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4.572cm" svg:height="2.032cm" svg:x="9.144cm" svg:y="3.81cm">
          <text:p text:style-name="P4"><text:span text:style-name="T3">rfb_pr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7" draw:id="id7" draw:layer="layout" svg:width="6.858cm" svg:height="2.032cm" svg:x="11.684cm" svg:y="11.43cm">
          <text:p text:style-name="P4"><text:span text:style-name="T3">masscan_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4.572cm" svg:height="2.032cm" svg:x="14.732cm" svg:y="4.318cm">
          <text:p text:style-name="P4"><text:span text:style-name="T3">mas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" draw:id="id2" draw:layer="layout" svg:width="4.572cm" svg:height="1.524cm" svg:x="21.844cm" svg:y="7.62cm"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35cm" svg:height="1.27cm" svg:x="0.762cm" svg:y="2.794cm">
          <text:p text:style-name="P4"><text:span text:style-name="T3">RFBFingerpri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4.572cm" svg:height="1.524cm" svg:x="21.844cm" svg:y="18.288cm"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4.572cm" svg:height="1.524cm" svg:x="21.844cm" svg:y="16.51cm"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4.572cm" svg:height="1.524cm" svg:x="21.844cm" svg:y="14.732cm"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4.572cm" svg:height="1.524cm" svg:x="21.844cm" svg:y="9.906cm">
          <text:p text:style-name="P4"><text:span text:style-name="T3">Server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line-skew="-0.001cm" svg:x1="19.304cm" svg:y1="5.334cm" svg:x2="21.844cm" svg:y2="8.382cm" draw:start-shape="id1" draw:start-glue-point="1" draw:end-shape="id2" svg:d="m19304 5334h1270v3048h1270" svg:viewBox="0 0 2541 3049">
          <text:p/>
        </draw:connector>
        <draw:connector draw:style-name="gr8" draw:text-style-name="P6" draw:layer="layout" svg:x1="19.304cm" svg:y1="5.334cm" svg:x2="21.844cm" svg:y2="10.668cm" draw:start-shape="id1" draw:start-glue-point="1" draw:end-shape="id3" draw:end-glue-point="3" svg:d="m19304 5334h1271v5334h1269" svg:viewBox="0 0 2541 5335">
          <text:p/>
        </draw:connector>
        <draw:connector draw:style-name="gr8" draw:text-style-name="P6" draw:layer="layout" svg:x1="19.304cm" svg:y1="5.334cm" svg:x2="21.844cm" svg:y2="15.494cm" draw:start-shape="id1" draw:start-glue-point="1" draw:end-shape="id4" draw:end-glue-point="3" svg:d="m19304 5334h1271v10160h1269" svg:viewBox="0 0 2541 10161">
          <text:p/>
        </draw:connector>
        <draw:connector draw:style-name="gr8" draw:text-style-name="P6" draw:layer="layout" svg:x1="19.304cm" svg:y1="5.334cm" svg:x2="21.844cm" svg:y2="17.272cm" draw:start-shape="id1" draw:start-glue-point="1" draw:end-shape="id5" svg:d="m19304 5334h1271v11938h1269" svg:viewBox="0 0 2541 11939">
          <text:p/>
        </draw:connector>
        <draw:connector draw:style-name="gr8" draw:text-style-name="P6" draw:layer="layout" svg:x1="19.304cm" svg:y1="5.334cm" svg:x2="21.844cm" svg:y2="19.05cm" draw:start-shape="id1" draw:start-glue-point="1" draw:end-shape="id6" svg:d="m19304 5334h1271v13716h1269" svg:viewBox="0 0 2541 13717">
          <text:p/>
        </draw:connector>
        <draw:connector draw:style-name="gr8" draw:text-style-name="P6" draw:layer="layout" svg:x1="24.13cm" svg:y1="9.144cm" svg:x2="15.113cm" svg:y2="11.43cm" draw:start-shape="id2" draw:start-glue-point="2" draw:end-shape="id7" svg:d="m24130 9144v1143h-9017v1143" svg:viewBox="0 0 9018 2287">
          <text:p/>
        </draw:connector>
        <draw:connector draw:style-name="gr8" draw:text-style-name="P6" draw:layer="layout" svg:x1="24.13cm" svg:y1="11.43cm" svg:x2="15.113cm" svg:y2="13.462cm" draw:start-shape="id3" draw:start-glue-point="2" draw:end-shape="id7" draw:end-glue-point="2" svg:d="m24130 11430v2534h-9017v-502" svg:viewBox="0 0 9018 2535">
          <text:p/>
        </draw:connector>
        <draw:connector draw:style-name="gr8" draw:text-style-name="P6" draw:layer="layout" svg:x1="24.13cm" svg:y1="16.256cm" svg:x2="15.113cm" svg:y2="13.462cm" draw:start-shape="id4" draw:start-glue-point="2" draw:end-shape="id7" draw:end-glue-point="2" svg:d="m24130 16256v501h-9017v-3295" svg:viewBox="0 0 9018 3296">
          <text:p/>
        </draw:connector>
        <draw:connector draw:style-name="gr8" draw:text-style-name="P6" draw:layer="layout" svg:x1="24.13cm" svg:y1="18.034cm" svg:x2="15.113cm" svg:y2="13.462cm" draw:start-shape="id5" draw:start-glue-point="2" draw:end-shape="id7" draw:end-glue-point="2" svg:d="m24130 18034v501h-9017v-5073" svg:viewBox="0 0 9018 5074">
          <text:p/>
        </draw:connector>
        <draw:connector draw:style-name="gr8" draw:text-style-name="P6" draw:layer="layout" svg:x1="24.13cm" svg:y1="19.812cm" svg:x2="15.113cm" svg:y2="13.462cm" draw:start-shape="id6" draw:start-glue-point="2" draw:end-shape="id7" svg:d="m24130 19812v501h-9017v-6851" svg:viewBox="0 0 9018 6852">
          <text:p/>
        </draw:connector>
        <draw:custom-shape draw:style-name="gr4" draw:text-style-name="P4" xml:id="id11" draw:id="id11" draw:layer="layout" svg:width="6.35cm" svg:height="1.27cm" svg:x="0.762cm" svg:y="6.35cm">
          <text:p text:style-name="P4"><text:span text:style-name="T3">RFBFingerprin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6.35cm" svg:height="1.27cm" svg:x="0.762cm" svg:y="4.572cm">
          <text:p text:style-name="P4"><text:span text:style-name="T3">RFBFingerprint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1.684cm" svg:y1="12.446cm" svg:x2="7.112cm" svg:y2="1.651cm" draw:start-shape="id7" draw:start-glue-point="3" draw:end-shape="id8" draw:end-glue-point="1" svg:d="m11684 12446h-2286v-10795h-2286" svg:viewBox="0 0 4573 10796">
          <text:p/>
        </draw:connector>
        <draw:connector draw:style-name="gr8" draw:text-style-name="P6" draw:layer="layout" svg:x1="11.684cm" svg:y1="12.446cm" svg:x2="7.112cm" svg:y2="3.429cm" draw:start-shape="id7" draw:start-glue-point="3" draw:end-shape="id9" draw:end-glue-point="1" svg:d="m11684 12446h-2286v-9017h-2286" svg:viewBox="0 0 4573 9018">
          <text:p/>
        </draw:connector>
        <draw:connector draw:style-name="gr8" draw:text-style-name="P6" draw:layer="layout" svg:x1="11.684cm" svg:y1="12.446cm" svg:x2="7.112cm" svg:y2="5.207cm" draw:start-shape="id7" draw:start-glue-point="3" draw:end-shape="id10" svg:d="m11684 12446h-2286v-7239h-2286" svg:viewBox="0 0 4573 7240">
          <text:p/>
        </draw:connector>
        <draw:connector draw:style-name="gr8" draw:text-style-name="P6" draw:layer="layout" svg:x1="11.684cm" svg:y1="12.446cm" svg:x2="7.112cm" svg:y2="6.985cm" draw:start-shape="id7" draw:start-glue-point="3" draw:end-shape="id11" svg:d="m11684 12446h-2286v-5461h-2286" svg:viewBox="0 0 4573 5462">
          <text:p/>
        </draw:connector>
        <draw:connector draw:style-name="gr8" draw:text-style-name="P6" draw:layer="layout" draw:line-skew="-0.762cm" svg:x1="3.937cm" svg:y1="2.286cm" svg:x2="11.43cm" svg:y2="3.81cm" draw:start-shape="id8" draw:start-glue-point="2" draw:end-shape="id12" draw:end-glue-point="0" svg:d="m3937 2286v0h7493v1524" svg:viewBox="0 0 7494 1525">
          <text:p/>
        </draw:connector>
        <draw:connector draw:style-name="gr8" draw:text-style-name="P6" draw:layer="layout" svg:x1="3.937cm" svg:y1="4.064cm" svg:x2="11.43cm" svg:y2="3.81cm" draw:start-shape="id9" draw:start-glue-point="2" draw:end-shape="id12" draw:end-glue-point="0" svg:d="m3937 4064v501h4191v-1256h3302v501" svg:viewBox="0 0 7494 1257">
          <text:p/>
        </draw:connector>
        <draw:connector draw:style-name="gr8" draw:text-style-name="P6" draw:layer="layout" draw:line-skew="-0.756cm" svg:x1="3.937cm" svg:y1="5.842cm" svg:x2="11.43cm" svg:y2="5.842cm" draw:start-shape="id10" draw:start-glue-point="2" draw:end-shape="id12" svg:d="m3937 5842v-254h7493v254" svg:viewBox="0 0 7494 255">
          <text:p/>
        </draw:connector>
        <draw:connector draw:style-name="gr8" draw:text-style-name="P6" draw:layer="layout" svg:x1="3.937cm" svg:y1="7.62cm" svg:x2="11.43cm" svg:y2="5.842cm" draw:start-shape="id11" draw:start-glue-point="2" draw:end-shape="id12" svg:d="m3937 7620v501h7493v-2279" svg:viewBox="0 0 7494 2280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going on right now?</text:p>
          </draw:text-box>
        </draw:frame>
        <draw:frame presentation:style-name="pr5" draw:layer="layout" svg:width="25.778cm" svg:height="12.179cm" svg:x="1.4cm" svg:y="4.914cm" presentation:class="outline" presentation:user-transformed="true">
          <draw:text-box>
            <text:list text:style-name="L5">
              <text:list-item>
                <text:p>Local script loaded a list of shards into Redis</text:p>
              </text:list-item>
              <text:list-item>
                <text:p>Remote workers poll that queue</text:p>
              </text:list-item>
              <text:list-item>
                <text:p>When a job is found, run masscan</text:p>
              </text:list-item>
              <text:list-item>
                <text:p>Parse masscan's stdout, results to output queue</text:p>
              </text:list-item>
              <text:list-item>
                <text:p>Masscan output queue fed into vncsnapshot</text:p>
              </text:list-item>
              <text:list-item>
                <text:p>Vncsnapshot taking image and pushing results to cloud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 text:style-name="P3">List is redis terminology</text:p>
              <text:p text:style-name="P3">Tasa uses “queue”. They're lifo</text:p>
              <text:p text:style-name="P3">Make a picture of this</text:p>
            </draw:text-box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Advice for scanning</text:p>
          </draw:text-box>
        </draw:frame>
        <draw:frame presentation:style-name="pr5" draw:layer="layout" svg:width="12.296cm" svg:height="12.179cm" svg:x="1.4cm" svg:y="4.914cm" presentation:class="outline">
          <draw:text-box>
            <text:list text:style-name="L5">
              <text:list-item>
                <text:p>Make sure your provider is OK with it</text:p>
              </text:list-item>
              <text:list-item>
                <text:p>Be prepared to respond to MANY abuse emails</text:p>
              </text:list-item>
              <text:list-item>
                <text:p>SWIP if you can</text:p>
              </text:list-item>
              <text:list-item>
                <text:p>Use Multiple DC's</text:p>
              </text:list-item>
              <text:list-item>
                <text:p>Use Intel NICs</text:p>
              </text:list-item>
            </text:list>
          </draw:text-box>
        </draw:frame>
        <draw:frame presentation:style-name="pr5" draw:layer="layout" svg:width="13.121cm" svg:height="12.179cm" svg:x="14.311cm" svg:y="4.914cm" presentation:class="outline" presentation:user-transformed="true">
          <draw:text-box>
            <text:list text:style-name="L5">
              <text:list-item>
                <text:p>Run a blocklist</text:p>
              </text:list-item>
              <text:list-item>
                <text:p>Keep your list up to date!</text:p>
              </text:list-item>
              <text:list-item>
                <text:p>Proactively block the US Gov (arin's /8 list is a good starting point)</text:p>
              </text:list-item>
              <text:list-item>
                <text:p>Use bpg.he.net to look up r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is VNC interest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Often control for SCADA</text:p>
              </text:list-item>
              <text:list-item>
                <text:p>Built into newer Intel CPUs</text:p>
              </text:list-item>
              <text:list-item>
                <text:p>Built into many places it shouldn't b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Nebula</text:p>
              </text:list-item>
              <text:list-item>
                <text:p>Rackspace</text:p>
              </text:list-item>
              <text:list-item>
                <text:p>My other hosts for putting up with the abuse compla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</text:p>
          </draw:text-box>
        </draw:frame>
        <draw:frame presentation:style-name="pr5" draw:layer="layout" svg:width="25.016cm" svg:height="12.179cm" svg:x="1.4cm" svg:y="4.914cm" presentation:class="outline" presentation:user-transformed="true">
          <draw:text-box>
            <text:list text:style-name="L5">
              <text:list-item>
                <text:p>@PaulM</text:p>
              </text:list-item>
              <text:list-item>
                <text:p><text:a xlink:href="mailto:Paul@McMillan.ws" xlink:type="simple">Paul@McMillan.ws</text:a></text:p>
              </text:list-item>
              <text:list-item>
                <text:p><text:a xlink:href="https://github.com/PaulMcMillan/tasa" xlink:type="simple">https://github.com/PaulMcMillan/tasa</text:a></text:p>
              </text:list-item>
              <text:list-item>
                <text:p>https://github.com/PaulMcMillan/toorcon_201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 </meta:initial-creator>
    <meta:creation-date>2013-10-18T21:45:40</meta:creation-date>
    <dc:date>2013-10-19T19:45:32</dc:date>
    <dc:creator>user </dc:creator>
    <meta:editing-duration>PT21H36M23S</meta:editing-duration>
    <meta:editing-cycles>4</meta:editing-cycles>
    <meta:generator>LibreOffice/4.0.2.2$Linux_X86_64 LibreOffice_project/400m0$Build-2</meta:generator>
    <meta:document-statistic meta:object-count="94"/>
  </office:meta>
</office:document-meta>
</file>